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solid" draw:fill-color="#e6e6e6" draw:textarea-horizontal-align="justify" draw:textarea-vertical-align="middle" draw:auto-grow-height="false"/>
    </style:style>
    <style:style style:name="gr2" style:family="graphic" style:parent-style-name="standard">
      <style:graphic-properties draw:fill="solid" draw:fill-color="#c0c0c0" draw:textarea-horizontal-align="justify" draw:textarea-vertical-align="middle" draw:auto-grow-height="false"/>
    </style:style>
    <style:style style:name="gr3" style:family="graphic" style:parent-style-name="standard">
      <style:graphic-properties draw:fill="solid" draw:fill-color="#c0c0c0" draw:textarea-vertical-align="middle" draw:auto-grow-height="false" fo:min-height="0.749cm" fo:min-width="0.499cm"/>
    </style:style>
    <style:style style:name="gr4" style:family="graphic" style:parent-style-name="standard">
      <style:graphic-properties draw:stroke="dash" draw:stroke-dash="Fine_20_Dashed" draw:fill="solid" draw:fill-color="#cccccc" draw:textarea-horizontal-align="justify" draw:textarea-vertical-align="middle" draw:auto-grow-height="false"/>
    </style:style>
    <style:style style:name="gr5" style:family="graphic" style:parent-style-name="standard">
      <style:graphic-properties draw:stroke="none" svg:stroke-color="#000000" draw:fill="none" draw:fill-color="#ffffff" draw:textarea-horizontal-align="left" draw:auto-grow-height="true" draw:auto-grow-width="false" fo:min-height="0.566cm" fo:min-width="1.429cm"/>
    </style:style>
    <style:style style:name="gr6" style:family="graphic" style:parent-style-name="standard">
      <style:graphic-properties draw:marker-end="Arrow" draw:marker-end-width="0.3cm" draw:fill="solid" draw:fill-color="#ffffff" draw:textarea-horizontal-align="center" draw:textarea-vertical-align="middle"/>
    </style:style>
    <style:style style:name="gr7" style:family="graphic" style:parent-style-name="standard">
      <style:graphic-properties draw:marker-start="Arrow" draw:marker-start-width="0.3cm" draw:marker-end="Arrow" draw:marker-end-width="0.3cm" draw:fill="solid" draw:fill-color="#ffffff" draw:textarea-horizontal-align="center"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false" fo:min-height="0.566cm" fo:min-width="5.391cm"/>
    </style:style>
    <style:style style:name="gr9" style:family="graphic" style:parent-style-name="standard">
      <style:graphic-properties draw:stroke="none" svg:stroke-color="#000000" draw:fill="none" draw:fill-color="#ffffff" draw:textarea-horizontal-align="left" draw:auto-grow-height="true" draw:auto-grow-width="false" fo:min-height="0.258cm" fo:min-width="3.407cm"/>
    </style:style>
    <style:style style:name="gr10" style:family="graphic" style:parent-style-name="standard">
      <style:graphic-properties draw:fill="solid" draw:fill-color="#ffffff" draw:textarea-horizontal-align="center" draw:textarea-vertical-align="middle"/>
    </style:style>
    <style:style style:name="P1" style:family="paragraph">
      <style:paragraph-properties fo:text-align="center"/>
    </style:style>
    <style:style style:name="T1" style:family="text">
      <style:text-properties fo:font-size="8pt" style:font-size-asian="8pt" style:font-size-complex="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1.43cm" svg:height="5.423cm" svg:x="2.27cm" svg:y="18.437cm">
          <text:p/>
          <draw:enhanced-geometry svg:viewBox="0 0 21600 21600" draw:type="rectangle" draw:enhanced-path="M 0 0 L 21600 0 21600 21600 0 21600 0 0 Z N"/>
        </draw:custom-shape>
        <draw:custom-shape draw:style-name="gr1" draw:text-style-name="P1" draw:layer="layout" svg:width="11.43cm" svg:height="7.963cm" svg:x="2.27cm" svg:y="10.017cm">
          <text:p/>
          <draw:enhanced-geometry svg:viewBox="0 0 21600 21600" draw:type="rectangle" draw:enhanced-path="M 0 0 L 21600 0 21600 21600 0 21600 0 0 Z N"/>
        </draw:custom-shape>
        <draw:custom-shape draw:style-name="gr1" draw:text-style-name="P1" draw:layer="layout" svg:width="11.43cm" svg:height="7.964cm" svg:x="2.27cm" svg:y="1.635cm">
          <text:p/>
          <draw:enhanced-geometry svg:viewBox="0 0 21600 21600" draw:type="rectangle" draw:enhanced-path="M 0 0 L 21600 0 21600 21600 0 21600 0 0 Z N"/>
        </draw:custom-shape>
        <draw:custom-shape draw:style-name="gr2" draw:text-style-name="P1" draw:id="id7" draw:layer="layout" svg:width="3.264cm" svg:height="1.677cm" svg:x="6.353cm" svg:y="10.855cm">
          <text:p text:style-name="P1">Service</text:p>
          <text:p text:style-name="P1">Interface</text:p>
          <draw:enhanced-geometry svg:viewBox="0 0 21600 21600" draw:type="rectangle" draw:enhanced-path="M 0 0 L 21600 0 21600 21600 0 21600 0 0 Z N"/>
        </draw:custom-shape>
        <draw:custom-shape draw:style-name="gr2" draw:text-style-name="P1" draw:id="id10" draw:layer="layout" svg:width="3.264cm" svg:height="1.675cm" svg:x="6.353cm" svg:y="15.885cm">
          <text:p text:style-name="P1">Service</text:p>
          <text:p text:style-name="P1">Implementation</text:p>
          <draw:enhanced-geometry svg:viewBox="0 0 21600 21600" draw:type="rectangle" draw:enhanced-path="M 0 0 L 21600 0 21600 21600 0 21600 0 0 Z N"/>
        </draw:custom-shape>
        <draw:custom-shape draw:style-name="gr3" draw:text-style-name="P1" draw:id="id8" draw:layer="layout" svg:width="1.632cm" svg:height="1.258cm" svg:x="10.843cm" svg:y="7.7cm">
          <text:p text:style-name="P1">RMI</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3" draw:text-style-name="P1" draw:id="id6" draw:layer="layout" svg:width="1.633cm" svg:height="1.258cm" svg:x="3.495cm" svg:y="7.7cm">
          <text:p text:style-name="P1">JMS</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4" draw:text-style-name="P1" draw:layer="layout" svg:width="10.614cm" svg:height="2.096cm" svg:x="2.678cm" svg:y="2.473cm">
          <text:p/>
          <draw:enhanced-geometry svg:viewBox="0 0 21600 21600" draw:type="rectangle" draw:enhanced-path="M 0 0 L 21600 0 21600 21600 0 21600 0 0 Z N"/>
        </draw:custom-shape>
        <draw:custom-shape draw:style-name="gr2" draw:text-style-name="P1" draw:id="id1" draw:layer="layout" svg:width="4.082cm" svg:height="0.839cm" svg:x="3.087cm" svg:y="3.311cm">
          <text:p text:style-name="P1">Request Encoder</text:p>
          <draw:enhanced-geometry svg:viewBox="0 0 21600 21600" draw:type="rectangle" draw:enhanced-path="M 0 0 L 21600 0 21600 21600 0 21600 0 0 Z N"/>
        </draw:custom-shape>
        <draw:frame draw:style-name="gr5" draw:layer="layout" svg:width="2.45cm" svg:height="0.816cm" svg:x="2.678cm" svg:y="2.473cm">
          <draw:text-box>
            <text:p>HTTP</text:p>
          </draw:text-box>
        </draw:frame>
        <draw:custom-shape draw:style-name="gr2" draw:text-style-name="P1" draw:id="id4" draw:layer="layout" svg:width="4.082cm" svg:height="0.839cm" svg:x="8.801cm" svg:y="3.311cm">
          <text:p text:style-name="P1">Response Decoder</text:p>
          <draw:enhanced-geometry svg:viewBox="0 0 21600 21600" draw:mirror-horizontal="false" draw:mirror-vertical="false" draw:type="rectangle" draw:enhanced-path="M 0 0 L 21600 0 21600 21600 0 21600 0 0 Z N"/>
        </draw:custom-shape>
        <draw:custom-shape draw:style-name="gr2" draw:text-style-name="P1" draw:id="id13" draw:layer="layout" svg:width="3.264cm" svg:height="1.677cm" svg:x="6.353cm" svg:y="13.37cm">
          <text:p text:style-name="P1">Spring AOP</text:p>
          <text:p text:style-name="P1">Proxy</text:p>
          <text:p text:style-name="P1"><text:span text:style-name="T1">(e.g. Security Advices)</text:span></text:p>
          <draw:enhanced-geometry svg:viewBox="0 0 21600 21600" draw:type="rectangle" draw:enhanced-path="M 0 0 L 21600 0 21600 21600 0 21600 0 0 Z N"/>
        </draw:custom-shape>
        <draw:custom-shape draw:style-name="gr2" draw:text-style-name="P1" draw:id="id5" draw:layer="layout" svg:width="3.264cm" svg:height="1.677cm" svg:x="6.353cm" svg:y="7.502cm">
          <text:p text:style-name="P1">Service</text:p>
          <text:p text:style-name="P1">Dispatcher</text:p>
          <draw:enhanced-geometry svg:viewBox="0 0 21600 21600" draw:type="rectangle" draw:enhanced-path="M 0 0 L 21600 0 21600 21600 0 21600 0 0 Z N"/>
        </draw:custom-shape>
        <draw:custom-shape draw:style-name="gr2" draw:text-style-name="P1" draw:id="id11" draw:layer="layout" svg:width="3.266cm" svg:height="1.676cm" svg:x="4.175cm" svg:y="19.415cm">
          <text:p text:style-name="P1">Domain</text:p>
          <text:p text:style-name="P1">Modell</text:p>
          <draw:enhanced-geometry svg:viewBox="0 0 21600 21600" draw:type="rectangle" draw:enhanced-path="M 0 0 L 21600 0 21600 21600 0 21600 0 0 Z N"/>
        </draw:custom-shape>
        <draw:custom-shape draw:style-name="gr2" draw:text-style-name="P1" draw:id="id9" draw:layer="layout" svg:width="3.266cm" svg:height="1.676cm" svg:x="8.529cm" svg:y="19.415cm">
          <text:p text:style-name="P1">Data Access</text:p>
          <text:p text:style-name="P1">Layer</text:p>
          <draw:enhanced-geometry svg:viewBox="0 0 21600 21600" draw:type="rectangle" draw:enhanced-path="M 0 0 L 21600 0 21600 21600 0 21600 0 0 Z N"/>
        </draw:custom-shape>
        <draw:custom-shape draw:style-name="gr2" draw:text-style-name="P1" draw:id="id12" draw:layer="layout" svg:width="3.266cm" svg:height="1.676cm" svg:x="8.529cm" svg:y="21.549cm">
          <text:p text:style-name="P1">Persistence</text:p>
          <text:p text:style-name="P1"><text:span text:style-name="T1">(e.g. Hibernate, </text:span></text:p>
          <text:p text:style-name="P1"><text:span text:style-name="T1">DB4O, Amazon S3)</text:span></text:p>
          <draw:enhanced-geometry svg:viewBox="0 0 21600 21600" draw:mirror-horizontal="false" draw:mirror-vertical="false" draw:type="rectangle" draw:enhanced-path="M 0 0 L 21600 0 21600 21600 0 21600 0 0 Z N"/>
        </draw:custom-shape>
        <draw:custom-shape draw:style-name="gr2" draw:text-style-name="P1" draw:id="id2" draw:layer="layout" svg:width="3.266cm" svg:height="1.676cm" svg:x="3.495cm" svg:y="4.989cm">
          <text:p text:style-name="P1">Deserializer</text:p>
          <text:p text:style-name="P1"><text:span text:style-name="T1">(e.g. XML, JSON,</text:span></text:p>
          <text:p text:style-name="P1"><text:span text:style-name="T1">XML-RPC, SOAP)</text:span></text:p>
          <draw:enhanced-geometry svg:viewBox="0 0 21600 21600" draw:type="rectangle" draw:enhanced-path="M 0 0 L 21600 0 21600 21600 0 21600 0 0 Z N"/>
        </draw:custom-shape>
        <draw:custom-shape draw:style-name="gr2" draw:text-style-name="P1" draw:id="id3" draw:layer="layout" svg:width="3.266cm" svg:height="1.676cm" svg:x="9.209cm" svg:y="4.989cm">
          <text:p text:style-name="P1">Serializer</text:p>
          <text:p text:style-name="P1"><text:span text:style-name="T1">(e.g. XML, JSON,</text:span></text:p>
          <text:p text:style-name="P1"><text:span text:style-name="T1">SOAP-Response)</text:span></text:p>
          <draw:enhanced-geometry svg:viewBox="0 0 21600 21600" draw:type="rectangle" draw:enhanced-path="M 0 0 L 21600 0 21600 21600 0 21600 0 0 Z N"/>
        </draw:custom-shape>
        <draw:connector draw:style-name="gr6" draw:text-style-name="P1" draw:layer="layout" draw:type="line" svg:x1="5.128cm" svg:y1="4.15cm" svg:x2="5.128cm" svg:y2="4.989cm" draw:start-shape="id1" draw:start-glue-point="2" draw:end-shape="id2" draw:end-glue-point="0" svg:d="m5128 4150v839">
          <text:p/>
        </draw:connector>
        <draw:connector draw:style-name="gr6" draw:text-style-name="P1" draw:layer="layout" draw:type="line" svg:x1="10.842cm" svg:y1="4.989cm" svg:x2="10.842cm" svg:y2="4.15cm" draw:start-shape="id3" draw:start-glue-point="0" draw:end-shape="id4" draw:end-glue-point="2" svg:d="m10842 4989v-839">
          <text:p/>
        </draw:connector>
        <draw:connector draw:style-name="gr6" draw:text-style-name="P1" draw:layer="layout" draw:type="line" svg:x1="5.128cm" svg:y1="6.665cm" svg:x2="7.985cm" svg:y2="7.502cm" draw:start-shape="id2" draw:start-glue-point="2" draw:end-shape="id5" draw:end-glue-point="0" svg:d="m5128 6665 2857 837">
          <text:p/>
        </draw:connector>
        <draw:connector draw:style-name="gr6" draw:text-style-name="P1" draw:layer="layout" draw:type="line" svg:x1="7.985cm" svg:y1="7.502cm" svg:x2="10.842cm" svg:y2="6.665cm" draw:start-shape="id5" draw:start-glue-point="0" draw:end-shape="id3" draw:end-glue-point="2" svg:d="m7985 7502 2857-837">
          <text:p/>
        </draw:connector>
        <draw:connector draw:style-name="gr7" draw:text-style-name="P1" draw:layer="layout" draw:type="line" svg:x1="5.128cm" svg:y1="8.329cm" svg:x2="7.985cm" svg:y2="10.855cm" draw:start-shape="id6" draw:start-glue-point="1" draw:end-shape="id7" draw:end-glue-point="0" svg:d="m5128 8329 2857 2526">
          <text:p/>
        </draw:connector>
        <draw:connector draw:style-name="gr7" draw:text-style-name="P1" draw:layer="layout" draw:type="line" svg:x1="7.985cm" svg:y1="10.855cm" svg:x2="10.843cm" svg:y2="8.329cm" draw:start-shape="id7" draw:start-glue-point="0" draw:end-shape="id8" svg:d="m7985 10855 2858-2526">
          <text:p/>
        </draw:connector>
        <draw:frame draw:style-name="gr8" draw:layer="layout" svg:width="7.144cm" svg:height="0.816cm" svg:x="2.27cm" svg:y="1.635cm">
          <draw:text-box>
            <text:p>Service Access Layer</text:p>
          </draw:text-box>
        </draw:frame>
        <draw:connector draw:style-name="gr7" draw:text-style-name="P1" draw:layer="layout" draw:type="line" svg:x1="7.985cm" svg:y1="9.179cm" svg:x2="7.985cm" svg:y2="10.855cm" draw:start-shape="id5" draw:start-glue-point="2" draw:end-shape="id7" draw:end-glue-point="0" svg:d="m7985 9179v1676">
          <text:p/>
        </draw:connector>
        <draw:frame draw:style-name="gr9" draw:layer="layout" svg:width="3.151cm" svg:height="0.725cm" svg:x="2.27cm" svg:y="10.017cm">
          <draw:text-box>
            <text:p>Service Layer</text:p>
          </draw:text-box>
        </draw:frame>
        <draw:frame draw:style-name="gr9" draw:layer="layout" svg:width="3.151cm" svg:height="0.725cm" svg:x="2.27cm" svg:y="18.59cm">
          <draw:text-box>
            <text:p>Data Layer</text:p>
          </draw:text-box>
        </draw:frame>
        <draw:connector draw:style-name="gr7" draw:text-style-name="P1" draw:layer="layout" draw:type="line" svg:x1="10.162cm" svg:y1="19.415cm" svg:x2="7.985cm" svg:y2="17.56cm" draw:start-shape="id9" draw:start-glue-point="0" draw:end-shape="id10" draw:end-glue-point="2" svg:d="m10162 19415-2177-1855">
          <text:p/>
        </draw:connector>
        <draw:connector draw:style-name="gr7" draw:text-style-name="P1" draw:layer="layout" draw:type="line" svg:x1="7.441cm" svg:y1="20.253cm" svg:x2="8.529cm" svg:y2="20.253cm" draw:start-shape="id11" draw:start-glue-point="1" draw:end-shape="id9" draw:end-glue-point="3" svg:d="m7441 20253h1088">
          <text:p/>
        </draw:connector>
        <draw:connector draw:style-name="gr10" draw:text-style-name="P1" draw:layer="layout" svg:x1="10.162cm" svg:y1="21.549cm" svg:x2="10.162cm" svg:y2="21.091cm" draw:start-shape="id12" draw:start-glue-point="0" draw:end-shape="id9" draw:end-glue-point="2" svg:d="m10162 21549v-458">
          <text:p/>
        </draw:connector>
        <draw:connector draw:style-name="gr7" draw:text-style-name="P1" draw:layer="layout" draw:type="line" svg:x1="5.808cm" svg:y1="19.415cm" svg:x2="7.985cm" svg:y2="17.56cm" draw:start-shape="id11" draw:start-glue-point="0" draw:end-shape="id10" draw:end-glue-point="2" svg:d="m5808 19415 2177-1855">
          <text:p/>
        </draw:connector>
        <draw:connector draw:style-name="gr6" draw:text-style-name="P1" draw:layer="layout" draw:type="line" svg:x1="7.985cm" svg:y1="15.047cm" svg:x2="7.985cm" svg:y2="15.885cm" draw:start-shape="id13" draw:start-glue-point="2" draw:end-shape="id10" draw:end-glue-point="0" svg:d="m7985 15047v838">
          <text:p/>
        </draw:connector>
        <draw:connector draw:style-name="gr6" draw:text-style-name="P1" draw:layer="layout" svg:x1="7.985cm" svg:y1="12.532cm" svg:x2="7.985cm" svg:y2="13.37cm" draw:start-shape="id7" draw:start-glue-point="2" draw:end-shape="id13" draw:end-glue-point="0" svg:d="m7985 12532v838">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09-10-07T10:20:40</meta:creation-date>
    <dc:date>2009-10-07T10:59:22</dc:date>
    <meta:editing-duration>PT00H38M43S</meta:editing-duration>
    <meta:editing-cycles>5</meta:editing-cycles>
    <meta:generator>OpenOffice.org/3.0$Linux OpenOffice.org_project/300m15$Build-9379</meta:generator>
    <meta:document-statistic meta:object-count="34"/>
    <meta:user-defined meta:name="Info 1"/>
    <meta:user-defined meta:name="Info 2"/>
    <meta:user-defined meta:name="Info 3"/>
    <meta:user-defined meta:name="Info 4"/>
  </office:meta>
</office:document-meta>
</file>